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3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1.9866in"/>
    </style:style>
    <style:style style:name="co12" style:family="table-column">
      <style:table-column-properties fo:break-before="auto" style:column-width="0.77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fore_menuCommit_squas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Dialog – Does it Display</text:p>
          </table:table-cell>
          <table:table-cell table:style-name="ce10" office:value-type="string" calcext:value-type="string">
            <text:p>Does it return to main and exit</text:p>
          </table:table-cell>
          <table:table-cell table:style-name="ce10" office:value-type="string" calcext:value-type="string">
            <text:p>Dialog – Do items function?</text:p>
          </table:table-cell>
          <table:table-cell/>
          <table:table-cell table:style-name="ce10" office:value-type="string" calcext:value-type="string">
            <text:p>Echo – Does it display?</text:p>
          </table:table-cell>
          <table:table-cell table:style-name="ce10" office:value-type="string" calcext:value-type="string">
            <text:p>Echo – Does it Function?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inMenus.cfg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bmen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9" office:value-type="string" calcext:value-type="string">
            <text:p>distrobase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f_arch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debian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edora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openSUSE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lus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ubuntu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flatpak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flatpakBrows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Coding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Graphics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Interne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Multimedia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PasswordManag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Torren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Universal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softwa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browser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multimedia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productivity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hell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universal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cleanup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theming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universalAppSub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 calcext:value-type="string">
            <text:p>softwar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browserMenus.cfg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These are the menus for choosing which Chromium or Firefox to use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 calcext:value-type="string">
            <text:p>multimedia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makemkv_menu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 calcext:value-type="string">
            <text:p>win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Related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AURMenu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fedyMenus.cfg</text:p>
          </table:table-cell>
          <table:table-cell table:number-columns-repeated="2"/>
          <table:table-cell office:value-type="string" calcext:value-type="string">
            <text:p>Missing it seem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gitMenus.cfg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njaro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After_MenuCommitSquashe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ce11"/>
        <table:table-column table:style-name="co6" table:number-columns-repeated="2" table:default-cell-style-name="ce11"/>
        <table:table-column table:style-name="co12" table:default-cell-style-name="Default"/>
        <table:table-column table:style-name="co8" table:default-cell-style-name="ce7"/>
        <table:table-column table:style-name="co9" table:default-cell-style-name="ce7"/>
        <table:table-column table:style-name="co3" table:number-columns-repeated="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Dialog – Does it Display</text:p>
          </table:table-cell>
          <table:table-cell table:style-name="ce10" office:value-type="string" calcext:value-type="string">
            <text:p>Does it return to main and exit</text:p>
          </table:table-cell>
          <table:table-cell table:style-name="ce10" office:value-type="string" calcext:value-type="string">
            <text:p>Dialog – Do items function?</text:p>
          </table:table-cell>
          <table:table-cell/>
          <table:table-cell table:style-name="ce10" office:value-type="string" calcext:value-type="string">
            <text:p>Echo – Does it display?</text:p>
          </table:table-cell>
          <table:table-cell table:style-name="ce10" office:value-type="string" calcext:value-type="string">
            <text:p>Does it return to main and exit</text:p>
          </table:table-cell>
          <table:table-cell table:style-name="ce10" office:value-type="string" calcext:value-type="string">
            <text:p>Echo – Does it Function?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f_main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ubmenus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distrobases</text:p>
          </table:table-cell>
          <table:table-cell table:number-columns-repeated="6"/>
          <table:table-cell table:number-columns-repeated="2"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arch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debian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edora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openSUSE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solus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ubuntu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flatpak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Brows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Coding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Graphics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Interne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Multimedia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PasswordManag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Torren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Universal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softwar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browser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multimedia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productivity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shell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this file may have been renamed … I forgot … the main software menu file</text:p>
          </table:table-cell>
        </table:table-row>
        <table:table-row table:style-name="ro2">
          <table:table-cell/>
          <table:table-cell table:style-name="ce9" office:value-type="string" calcext:value-type="string">
            <text:p>universal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cleanup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theming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universalAppSub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office:value-type="string" calcext:value-type="string">
            <text:p>softwar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f_browserMenus.cfg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These are the menus for choosing which Chromium or Firefox to use</text:p>
          </table:table-cell>
        </table:table-row>
        <table:table-row table:style-name="ro2">
          <table:table-cell table:number-columns-repeated="2"/>
          <table:table-cell table:style-name="ce9" office:value-type="string" calcext:value-type="string">
            <text:p>multimedia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f_makemkv_menu.cfg</text:p>
          </table:table-cell>
          <table:table-cell table:number-columns-repeated="2" office:value-type="string" calcext:value-type="string">
            <text:p>Not Tested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Not Tested</text:p>
          </table:table-cell>
          <table:table-cell/>
          <table:table-cell office:value-type="string" calcext:value-type="string">
            <text:p>I forgot this to be honest</text:p>
          </table:table-cell>
        </table:table-row>
        <table:table-row table:style-name="ro2">
          <table:table-cell table:number-columns-repeated="2"/>
          <table:table-cell table:style-name="ce9" office:value-type="string" calcext:value-type="string">
            <text:p>win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f_wineMenu.cfg</text:p>
          </table:table-cell>
          <table:table-cell table:number-columns-repeated="2" office:value-type="string" calcext:value-type="string">
            <text:p>Not Tested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Not Tested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/>
          <table:table-cell table:style-name="ce11" table:number-columns-repeated="2"/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f_AURMenu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_fedy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_gitMenus.cf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f_manjaro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8"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7T22:28:40.093043954</dc:date>
    <meta:editing-duration>PT7H26M28S</meta:editing-duration>
    <meta:editing-cycles>67</meta:editing-cycles>
    <meta:generator>LibreOffice/7.1.0.3$Linux_X86_64 LibreOffice_project/f6099ecf3d29644b5008cc8f48f42f4a40986e4c</meta:generator>
    <meta:document-statistic meta:table-count="2" meta:cell-count="265" meta:object-count="0"/>
  </office:meta>
</office:document-meta>
</file>